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Quotations" style:list-style-name="L1"/>
    <style:style style:name="P2" style:family="paragraph" style:parent-style-name="Quotations" style:list-style-name="L1">
      <style:paragraph-properties fo:margin-top="0cm" fo:margin-bottom="0cm" loext:contextual-spacing="false"/>
    </style:style>
    <style:style style:name="P3" style:family="paragraph" style:parent-style-name="Text_20_body" style:list-style-name="L1"/>
    <style:style style:name="P4" style:family="paragraph" style:parent-style-name="Preformatted_20_Text" style:list-style-name="L1"/>
    <style:style style:name="P5" style:family="paragraph" style:parent-style-name="Preformatted_20_Text" style:list-style-name="L1">
      <style:paragraph-properties fo:margin-top="0cm" fo:margin-bottom="0.499cm" loext:contextual-spacing="false"/>
    </style:style>
    <style:style style:name="T1" style:family="text">
      <style:text-properties officeooo:rsid="0017f57c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use-certbot-on-ubuntu"/>Use Certbot on Ubuntu<text:a xlink:type="simple" xlink:href="https://www.linode.com/docs/quick-answers/websites/secure-http-traffic-certbot/#use-certbot-on-ubuntu" text:style-name="Internet_20_link" text:visited-style-name="Visited_20_Internet_20_Link">Permalink</text:a></text:h>
      <text:list xml:id="list378856287" text:style-name="L1">
        <text:list-item>
          <text:p text:style-name="P3">Install the Certbot and web server-specific packages, then run Certbot:</text:p>
          <text:p text:style-name="P4"><text:span text:style-name="Source_20_Text">sudo apt-get update</text:span></text:p>
          <text:p text:style-name="P4"><text:span text:style-name="Source_20_Text">sudo apt-get install software-properties-common</text:span></text:p>
          <text:p text:style-name="P4"><text:span text:style-name="Source_20_Text">sudo add-apt-repository ppa:certbot/certbot</text:span></text:p>
          <text:p text:style-name="P4"><text:span text:style-name="Source_20_Text">sudo apt-get update</text:span></text:p>
          <text:p text:style-name="P4"><text:span text:style-name="Source_20_Text">sudo apt-get install python-certbot-nginx</text:span></text:p>
          <text:p text:style-name="P5"><text:span text:style-name="Source_20_Text">sudo certbot --nginx</text:span></text:p>
        </text:list-item>
        <text:list-item>
          <text:p text:style-name="P3">Certbot will ask for information about the site. The responses will be saved as part of the certificate:</text:p>
          <text:p text:style-name="P4"><text:s text:c="2"/></text:p>
          <text:p text:style-name="P4"><text:span text:style-name="Source_20_Text"># sudo certbot --nginx</text:span></text:p>
          <text:p text:style-name="P4"><text:span text:style-name="Source_20_Text">Saving debug log to /var/log/letsencrypt/letsencrypt.log</text:span></text:p>
          <text:p text:style-name="P4"><text:span text:style-name="Source_20_Text">Plugins selected: Authenticator nginx, Installer nginx</text:span></text:p>
          <text:p text:style-name="P4"/>
          <text:p text:style-name="P4"><text:span text:style-name="Source_20_Text">Which names would you like to activate HTTPS for?</text:span></text:p>
          <text:p text:style-name="P4"><text:span text:style-name="Source_20_Text">-------------------------------------------------------------------------------</text:span></text:p>
          <text:p text:style-name="P4"><text:span text:style-name="Source_20_Text">1: example.com</text:span></text:p>
          <text:p text:style-name="P4"><text:span text:style-name="Source_20_Text">2: www.example.com</text:span></text:p>
          <text:p text:style-name="P4"><text:span text:style-name="Source_20_Text">-------------------------------------------------------------------------------</text:span></text:p>
          <text:p text:style-name="P4"><text:span text:style-name="Source_20_Text">Select the appropriate numbers separated by commas and/or spaces, or leave input</text:span></text:p>
          <text:p text:style-name="P4"><text:span text:style-name="Source_20_Text">blank to select all options shown (Enter 'c' to cancel):</text:span></text:p>
          <text:p text:style-name="P5"/>
        </text:list-item>
        <text:list-item>
          <text:p text:style-name="P3">Certbot will also ask if you would like to automatically redirect HTTP traffic to HTTPS traffic. It is recommended that you select this option.</text:p>
        </text:list-item>
        <text:list-item>
          <text:p text:style-name="P3">When the tool completes, Certbot will store all generated keys and issued certificates in the <text:span text:style-name="Source_20_Text">/etc/letsencrypt/live/$domain</text:span> directory, where <text:span text:style-name="Source_20_Text">$domain</text:span> is the name of the domain entered during the Certbot certificate generation step.</text:p>
          <text:p text:style-name="P2"><text:span text:style-name="Strong_20_Emphasis">Note</text:span> </text:p>
          <text:p text:style-name="P1">Certbot recommends pointing your web server configuration to the default certificates directory or creating symlinks. Keys and certificates should not be moved to a different directory.</text:p>
          <text:p text:style-name="P3">Finally, Certbot will update your web server configuration so that it uses the new certificate, and also redirects HTTP traffic to HTTPS if you chose that option.</text:p>
        </text:list-item>
        <text:list-item>
          <text:p text:style-name="P3">If you have a firewall configured on your Linode, you can add a firewall rule to allow incoming and outgoing connections to the HTTPS service. On Ubuntu, <text:span text:style-name="Emphasis">UFW</text:span> is a commonly used and simple tool for managing firewall rules. Install and configure UFW for HTTP and HTTPS traffic:<text:span text:style-name="T1">cd</text:span></text:p>
          <text:p text:style-name="P4"><text:span text:style-name="Source_20_Text">sudo apt install ufw</text:span></text:p>
          <text:p text:style-name="P4"><text:span text:style-name="Source_20_Text">sudo systemctl start ufw &amp;&amp; sudo systemctl enable ufw</text:span></text:p>
          <text:p text:style-name="P4"><text:span text:style-name="Source_20_Text">sudo ufw allow http</text:span></text:p>
          <text:p text:style-name="P4"><text:span text:style-name="Source_20_Text">sudo ufw allow https</text:span></text:p>
          <text:p text:style-name="P5"><text:span text:style-name="Source_20_Text">sudo ufw enable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09:20:46.992826327</meta:creation-date>
    <dc:date>2018-09-01T12:04:34.136476768</dc:date>
    <meta:editing-duration>PT9M38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31" meta:word-count="293" meta:character-count="2042" meta:non-whitespace-character-count="1783"/>
  </office:meta>
</office:document-meta>
</file>